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margin-bottom="0.059in"/>
    </style:style>
    <style:style style:name="P3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4" style:parent-style-name="Standard" style:family="paragraph">
      <style:paragraph-properties fo:margin-bottom="0.059in"/>
    </style:style>
    <style:style style:name="P5" style:parent-style-name="Standard" style:family="paragraph">
      <style:paragraph-properties fo:margin-bottom="0.059in"/>
    </style:style>
    <style:style style:name="P6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7" style:parent-style-name="Standard" style:family="paragraph">
      <style:paragraph-properties fo:margin-bottom="0.059in"/>
    </style:style>
    <style:style style:name="P8" style:parent-style-name="Standard" style:family="paragraph">
      <style:paragraph-properties fo:margin-bottom="0.059in"/>
    </style:style>
    <style:style style:name="P9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10" style:parent-style-name="Standard" style:family="paragraph">
      <style:paragraph-properties fo:margin-bottom="0.059in"/>
    </style:style>
    <style:style style:name="P11" style:parent-style-name="Standard" style:family="paragraph">
      <style:paragraph-properties fo:margin-bottom="0.059in"/>
    </style:style>
    <style:style style:name="P12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13" style:parent-style-name="Standard" style:family="paragraph">
      <style:paragraph-properties fo:margin-bottom="0.059in"/>
    </style:style>
    <style:style style:name="P14" style:parent-style-name="Standard" style:family="paragraph">
      <style:paragraph-properties fo:margin-bottom="0.059in"/>
    </style:style>
    <style:style style:name="P15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16" style:parent-style-name="Standard" style:family="paragraph">
      <style:paragraph-properties fo:margin-bottom="0.059in"/>
    </style:style>
    <style:style style:name="P17" style:parent-style-name="Standard" style:family="paragraph">
      <style:paragraph-properties fo:margin-bottom="0.059in"/>
    </style:style>
    <style:style style:name="P18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19" style:parent-style-name="Standard" style:family="paragraph">
      <style:paragraph-properties fo:margin-bottom="0.059in"/>
    </style:style>
    <style:style style:name="P20" style:parent-style-name="Standard" style:family="paragraph">
      <style:paragraph-properties fo:margin-bottom="0.059in"/>
    </style:style>
    <style:style style:name="P21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22" style:parent-style-name="Standard" style:family="paragraph">
      <style:paragraph-properties fo:margin-bottom="0.059in"/>
    </style:style>
    <style:style style:name="P23" style:parent-style-name="Standard" style:family="paragraph">
      <style:paragraph-properties fo:margin-bottom="0.059in"/>
    </style:style>
    <style:style style:name="P24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25" style:parent-style-name="Standard" style:family="paragraph">
      <style:paragraph-properties fo:margin-bottom="0.059in"/>
    </style:style>
    <style:style style:name="P26" style:parent-style-name="Standard" style:family="paragraph">
      <style:paragraph-properties fo:border="0.0069in solid #00000A" fo:padding="0.0138in" style:shadow="none" fo:margin-bottom="0in"/>
      <style:text-properties style:font-name="Courier New" fo:color="#FF0000"/>
    </style:style>
    <style:style style:name="P27" style:parent-style-name="Standard" style:family="paragraph">
      <style:paragraph-properties fo:margin-bottom="0in"/>
      <style:text-properties style:font-name="Courier New" style:font-name-complex="Courier New" fo:color="#FF0000" fo:font-size="9pt" style:font-size-asian="9pt" style:font-size-complex="9pt"/>
    </style:style>
    <style:style style:name="P28" style:parent-style-name="Standard" style:family="paragraph">
      <style:paragraph-properties fo:margin-bottom="0.059in"/>
    </style:style>
    <style:style style:name="P29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  <style:text-properties style:font-name="Courier New" style:font-name-complex="Courier New" fo:color="#FF0000" fo:font-size="9pt" style:font-size-asian="9pt" style:font-size-complex="9pt"/>
    </style:style>
    <style:style style:name="P30" style:parent-style-name="Standard" style:family="paragraph">
      <style:paragraph-properties fo:margin-bottom="0in"/>
    </style:style>
    <style:style style:name="P31" style:parent-style-name="Standard" style:family="paragraph">
      <style:paragraph-properties fo:margin-bottom="0.059in"/>
    </style:style>
    <style:style style:name="P32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33" style:parent-style-name="Standard" style:family="paragraph">
      <style:paragraph-properties fo:margin-bottom="0.059in"/>
    </style:style>
    <style:style style:name="P34" style:parent-style-name="Standard" style:family="paragraph">
      <style:paragraph-properties fo:margin-bottom="0.059in"/>
    </style:style>
    <style:style style:name="T35" style:parent-style-name="Fuentedepárrafopredeter." style:family="text">
      <style:text-properties fo:color="#000000"/>
    </style:style>
    <style:style style:name="P36" style:parent-style-name="Standard" style:family="paragraph">
      <style:paragraph-properties fo:margin-bottom="0.059in"/>
      <style:text-properties fo:color="#000000"/>
    </style:style>
    <style:style style:name="P37" style:parent-style-name="Standard" style:family="paragraph">
      <style:paragraph-properties fo:margin-bottom="0.059in"/>
      <style:text-properties fo:color="#000000"/>
    </style:style>
    <style:style style:name="P38" style:parent-style-name="Standard" style:family="paragraph">
      <style:paragraph-properties fo:margin-bottom="0.059in"/>
      <style:text-properties fo:color="#000000"/>
    </style:style>
    <style:style style:name="P39" style:parent-style-name="Standard" style:family="paragraph">
      <style:paragraph-properties fo:border="0.0069in solid #00000A" fo:padding-top="0.0138in" fo:padding-left="0.0555in" fo:padding-bottom="0.0138in" fo:padding-right="0.0555in" style:shadow="none" fo:margin-bottom="0in"/>
    </style:style>
    <style:style style:name="P40" style:parent-style-name="Standard" style:family="paragraph">
      <style:paragraph-properties fo:margin-bottom="0.059in"/>
    </style:style>
  </office:automatic-styles>
  <office:body>
    <office:text text:use-soft-page-breaks="true">
      <text:p text:style-name="P1">Ejercicios propuestos de triggers sobre la conexión Empleado2</text:p>
      <text:p text:style-name="P2"><text:s/>1.- Haz que antes de insertar un EMPLEADO <text:s/>se compruebe si realmente existe el departamento (en la tabla DEPARTAMENTOS). En caso contrario no se permitirá la<text:s/>operación.</text:p>
      <text:p text:style-name="P3">Con el RISE</text:p>
      <text:p text:style-name="P4"/>
      <text:p text:style-name="P5"><text:s/>2.- Haz que cada vez que se modifique el salario de un empleado se insert <text:s/>inserte una fila en una tabla llamada historial_emple con el código <text:s/>del empleado, el salario anterior, y la fecha en la que ha sido modificado.</text:p>
      <text:p text:style-name="P6"/>
      <text:p text:style-name="P7"/>
      <text:p text:style-name="P8">3.- Impide la inserción de departamentos en la tabla departamentos si ya existe el nombre del departamento.</text:p>
      <text:p text:style-name="P9"/>
      <text:p text:style-name="P10"/>
      <text:p text:style-name="P11">4.- Haz que cada vez que se elimine un empleado se inserte una fila en una tabla llamada historial_emple, con el nombre, el salario y la fecha del borrado.</text:p>
      <text:p text:style-name="P12"/>
      <text:p text:style-name="P13"/>
      <text:p text:style-name="P14"><text:s/>5.- Impide que se inserten nombres con todas las letras minúsculas en la tabla empleados.</text:p>
      <text:p text:style-name="P15"/>
      <text:p text:style-name="P16"/>
      <text:p text:style-name="P17">6.- Haz que no se permitan actualizaciones de salarios de empleados <text:s/>a la baja.</text:p>
      <text:p text:style-name="P18"/>
      <text:p text:style-name="P19"/>
      <text:p text:style-name="P20"><text:s/>7.- Impide la creación de empleados con <text:s/>salario <text:s/>menor a 1000 euros.</text:p>
      <text:p text:style-name="P21"/>
      <text:p text:style-name="P22"/>
      <text:p text:style-name="P23">8.- Impide la inserción de empleados con fecha anterior a la actual.</text:p>
      <text:p text:style-name="P24"/>
      <text:p text:style-name="P25">9.- Impide que pueda haber más de 17 empleados.</text:p>
      <text:p text:style-name="P26"/>
      <text:p text:style-name="P27"/>
      <text:p text:style-name="P28"><text:s/>9B.- Impide que pueda haber más de 7 departamentos.</text:p>
      <text:p text:style-name="P29"/>
      <text:p text:style-name="P30"/>
      <text:p text:style-name="P31">10.- Haz que no se permitan actualizaciones de salarios de empleados <text:s/>a la baja. En caso de actualizaciones al alza, inserta una fila en una tabla llamada historial_<text:bookmark-start text:name="__DdeLink__236_236553913"/>salario<text:bookmark-end text:name="__DdeLink__236_236553913"/>s con el código del empleado, el <text:s/>salario anterior, y la fecha y hora en la que ha sido modificado.</text:p>
      <text:p text:style-name="P32"/>
      <text:p text:style-name="P33"/>
      <text:p text:style-name="P34">11.- Realiza un trigger que ante cualquier operación DML sobre la tabla EMPLE, inserte un mensaje en una tabla <text:s/>que se creará previamente desde la línea de comandos llamada<text:s/><text:span text:style-name="T35">‘ mensajes_emple’, en la que figure el tipo de operación realizada, la fecha y la siguiente información:</text:span></text:p>
      <text:p text:style-name="P36">26/04/18 08:04 SE HA ELIMINADO EL <text:s/>EMPLEADO 7777</text:p>
      <text:p text:style-name="P37">26/04/18 08:04 SE HA INTRODUCIDO EL NUEVO EMPLEADO 7777</text:p>
      <text:p text:style-name="P38">26/04/18 08:04 SE HA MODIFICADO EL SUELDO DEL EMPLEADO 7777 DE A 5000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Calibri" fo:color="#00000A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te</meta:initial-creator>
    <dc:creator>alexcalderon017@outlook.es</dc:creator>
    <meta:creation-date>2015-05-22T18:52:00Z</meta:creation-date>
    <dc:date>2019-04-26T09:23:00Z</dc:date>
    <meta:template xlink:href="Normal" xlink:type="simple"/>
    <meta:editing-cycles>34</meta:editing-cycles>
    <meta:editing-duration>PT17520S</meta:editing-duration>
    <meta:document-statistic meta:page-count="1" meta:paragraph-count="3" meta:word-count="290" meta:character-count="1885" meta:row-count="13" meta:non-whitespace-character-count="1598"/>
  </office:meta>
</office:document-meta>
</file>